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content.xml" manifest:media-type="text/xml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CJK SC Regular1" svg:font-family="'Noto Sans CJK SC Regular'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/>
      <style:text-properties fo:font-size="12pt" fo:language="en" fo:country="US" fo:font-weight="bold" style:font-size-asian="12pt" style:language-asian="zh" style:country-asian="CN" style:font-weight-asian="bold" style:font-size-complex="12pt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size="10.5pt" fo:language="en" fo:country="US" fo:font-weight="normal" style:font-size-asian="10.5pt" style:language-asian="zh" style:country-asian="CN" style:font-weight-asian="normal" style:font-size-complex="10.5pt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size="10.5pt" fo:language="en" fo:country="US" style:font-size-asian="10.5pt" style:language-asian="zh" style:country-asian="CN" style:font-size-complex="10.5pt"/>
    </style:style>
    <style:style style:name="P5" style:family="paragraph" style:parent-style-name="Standard" style:master-page-name="Standard">
      <style:paragraph-properties fo:text-align="center" style:justify-single-word="false" style:page-number="auto"/>
      <style:text-properties fo:font-size="15pt" fo:language="en" fo:country="US" fo:font-weight="bold" style:font-size-asian="15pt" style:language-asian="zh" style:country-asian="CN" style:font-weight-asian="bold" style:font-size-complex="15pt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size="10.5pt" fo:language="en" fo:country="US" officeooo:rsid="0017c9df" officeooo:paragraph-rsid="0017c9df" style:font-size-asian="10.5pt" style:language-asian="zh" style:country-asian="CN" style:font-size-complex="10.5pt"/>
    </style:style>
    <style:style style:name="P7" style:family="paragraph" style:parent-style-name="Standard">
      <style:paragraph-properties fo:text-align="justify" style:justify-single-word="false"/>
      <style:text-properties fo:font-size="10.5pt" fo:language="en" fo:country="US" fo:font-weight="normal" style:font-size-asian="10.5pt" style:language-asian="zh" style:country-asian="CN" style:font-weight-asian="normal" style:font-size-complex="10.5pt" style:font-weight-complex="normal"/>
    </style:style>
    <style:style style:name="T1" style:family="text">
      <style:text-properties officeooo:rsid="0007f110"/>
    </style:style>
    <style:style style:name="T2" style:family="text">
      <style:text-properties officeooo:rsid="0017c9df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Formula">
      <style:graphic-properties style:vertical-pos="from-top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《某不科学的超数列求和1》备忘</text:p>
      <text:p text:style-name="P2">更新记录</text:p>
      <text:p text:style-name="P3"><text:tab/></text:p>
      <text:p text:style-name="P3"><text:tab/></text:p>
      <text:p text:style-name="P2">解题思路</text:p>
      <text:p text:style-name="P4"><text:span text:style-name="T2">当c &gt; 1时</text:span><text:tab/><draw:frame draw:style-name="fr1" draw:name="对象1" text:anchor-type="as-char" svg:y="-4.643cm" svg:width="13.337cm" svg:height="9.163cm" draw:z-index="0"><draw:object xlink:href="./Object 1" xlink:type="simple" xlink:show="embed" xlink:actuate="onLoad"/><draw:image xlink:href="./ObjectReplacements/Object 1" xlink:type="simple" xlink:show="embed" xlink:actuate="onLoad"/><svg:desc>公式</svg:desc></draw:frame></text:p>
      <text:p text:style-name="P6">当c == 1时</text:p>
      <text:p text:style-name="P6"><draw:frame draw:style-name="fr2" draw:name="对象2" text:anchor-type="as-char" svg:y="-2.334cm" svg:width="6.091cm" svg:height="4.517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4"/>
      <text:p text:style-name="P2">可能的错误算法</text:p>
      <text:p text:style-name="P3"><text:tab/><text:span text:style-name="T1">不要把c^b当成自变量，不然系数会挂</text:span></text:p>
      <text:p text:style-name="P3"><text:tab/><text:span text:style-name="T2">注意特判c==1的情况</text:span></text:p>
      <text:p text:style-name="P3"/>
      <text:p text:style-name="P2">构造的数据类型</text:p>
      <text:p text:style-name="P3"><text:tab/></text:p>
      <text:p text:style-name="P3"><text:tab/></text:p>
      <text:p text:style-name="P2">解题记录</text:p>
      <text:p text:style-name="P3"><text:tab/></text:p>
      <text:p text:style-name="P3"><text:soft-page-break/><text:tab/><text:bookmark text:name="_GoBack"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CJK SC Regular1" svg:font-family="'Noto Sans CJK SC Regular'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0.5pt" fo:language="en" fo:country="US" style:letter-kerning="false" style:font-name-asian="宋体" style:font-size-asian="10pt" style:language-asian="zh" style:country-asian="CN" style:font-name-complex="Tahoma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lr-tb"/>
      <style:text-properties style:use-window-font-color="true" style:font-name="Calibri" fo:font-size="10.5pt" fo:language="en" fo:country="US" style:letter-kerning="false" style:font-name-asian="宋体" style:font-size-asian="10pt" style:language-asian="zh" style:country-asian="CN" style:font-name-complex="Tahoma" style:font-size-complex="10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justify" style:justify-single-word="false" fo:orphans="0" fo:widows="0" style:writing-mode="lr-tb"/>
      <style:text-properties style:font-name="Calibri" fo:font-family="Calibri" style:font-family-generic="roman" style:font-pitch="variable" fo:font-size="10.5pt" fo:language="en" fo:country="US" style:letter-kerning="true" style:font-name-asian="宋体" style:font-family-asian="宋体" style:font-family-generic-asian="system" style:font-pitch-asian="variable" style:font-size-asian="10.5pt" style:language-asian="zh" style:country-asian="CN" style:font-name-complex="Tahoma" style:font-family-complex="Tahoma" style:font-family-generic-complex="system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CJK SC Regular1" style:font-family-complex="'Noto Sans CJK SC Regular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CJK SC Regular1" style:font-family-complex="'Noto Sans CJK SC Regular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SC Regular1" style:font-family-complex="'Noto Sans CJK SC Regular'" style:font-family-generic-complex="swiss"/>
    </style:style>
    <style:style style:name="Default_20_Paragraph_20_Font" style:display-name="Default Paragraph Font" style:family="text"/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3.175cm" fo:margin-right="3.175cm" style:writing-mode="lr-tb" style:layout-grid-color="#c0c0c0" style:layout-grid-lines="44" style:layout-grid-base-height="0.55cm" style:layout-grid-ruby-height="0cm" style:layout-grid-mode="li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29T20:08:00</meta:creation-date>
    <meta:initial-creator>Administrator</meta:initial-creator>
    <dc:date>2019-01-13T11:42:54.216000000</dc:date>
    <meta:editing-duration>PT58M31S</meta:editing-duration>
    <meta:generator>LibreOffice/6.0.7.3$Windows_X86_64 LibreOffice_project/dc89aa7a9eabfd848af146d5086077aeed2ae4a5</meta:generator>
    <meta:editing-cycles>18</meta:editing-cycles>
    <meta:document-statistic meta:table-count="0" meta:image-count="0" meta:object-count="2" meta:page-count="2" meta:paragraph-count="17" meta:word-count="75" meta:character-count="94" meta:non-whitespace-character-count="81"/>
    <meta:user-defined meta:name="DocSecurity" meta:value-type="float">0</meta:user-defined>
    <meta:user-defined meta:name="KSOProductBuildVer">2052-10.1.0.5707</meta:user-defined>
    <meta:user-defined meta:name="LinksUpToDate" meta:value-type="boolean">false</meta:user-defined>
    <meta:user-defined meta:name="ScaleCrop" meta:value-type="boolean">false</meta:user-defined>
    <meta:template xlink:type="simple" xlink:actuate="onRequest" xlink:title="Normal.dotm" xlink:href=""/>
  </office:meta>
</office:document-meta>
</file>

<file path=Object 1/content.xml><?xml version="1.0" encoding="utf-8"?>
<math xmlns="http://www.w3.org/1998/Math/MathML" display="block">
  <semantics>
    <mtable>
      <mtr>
        <mtd>
          <mrow>
            <mtext> </mtext>
            <mrow>
              <munderover>
                <mo stretchy="false">∑</mo>
                <mrow>
                  <mi>i</mi>
                  <mo stretchy="false">=</mo>
                  <mi>l</mi>
                </mrow>
                <mi>r</mi>
              </munderover>
              <mrow>
                <mo fence="true" stretchy="false">(</mo>
                <mrow>
                  <mrow>
                    <mi>a</mi>
                    <mo stretchy="false">+</mo>
                    <mi mathvariant="italic">ib</mi>
                  </mrow>
                </mrow>
                <mo fence="true" stretchy="false">)</mo>
              </mrow>
            </mrow>
            <msup>
              <mi>c</mi>
              <mrow>
                <mi>d</mi>
                <mo stretchy="false">+</mo>
                <mi mathvariant="italic">ib</mi>
              </mrow>
            </msup>
          </mrow>
        </mtd>
      </mtr>
      <mtr>
        <mtd>
          <mrow>
            <mtext>=</mtext>
            <msup>
              <mi>c</mi>
              <mi>d</mi>
            </msup>
            <mrow>
              <munderover>
                <mo stretchy="false">∑</mo>
                <mrow>
                  <mi>i</mi>
                  <mo stretchy="false">=</mo>
                  <mi>l</mi>
                </mrow>
                <mi>r</mi>
              </munderover>
              <mrow>
                <mo fence="true" stretchy="false">(</mo>
                <mrow>
                  <mrow>
                    <mi>a</mi>
                    <mo stretchy="false">+</mo>
                    <mi mathvariant="italic">ib</mi>
                  </mrow>
                </mrow>
                <mo fence="true" stretchy="false">)</mo>
              </mrow>
            </mrow>
            <msup>
              <mi>c</mi>
              <mi mathvariant="italic">ib</mi>
            </msup>
          </mrow>
        </mtd>
      </mtr>
      <mtr>
        <mtd>
          <mrow>
            <mtext>=</mtext>
            <msup>
              <mi>c</mi>
              <mi>d</mi>
            </msup>
            <mrow>
              <mo fence="true" stretchy="false">(</mo>
              <mrow>
                <mrow>
                  <mi>a</mi>
                  <mrow>
                    <mrow>
                      <munderover>
                        <mo stretchy="false">∑</mo>
                        <mrow>
                          <mi>i</mi>
                          <mo stretchy="false">=</mo>
                          <mi>l</mi>
                        </mrow>
                        <mi>r</mi>
                      </munderover>
                      <msup>
                        <mi>c</mi>
                        <mi mathvariant="italic">ib</mi>
                      </msup>
                    </mrow>
                    <mo stretchy="false">+</mo>
                    <mrow>
                      <munderover>
                        <mo stretchy="false">∑</mo>
                        <mrow>
                          <mi>i</mi>
                          <mo stretchy="false">=</mo>
                          <mi>l</mi>
                        </mrow>
                        <mi>r</mi>
                      </munderover>
                      <msup>
                        <mi mathvariant="italic">ibc</mi>
                        <mi mathvariant="italic">ib</mi>
                      </msup>
                    </mrow>
                  </mrow>
                </mrow>
              </mrow>
              <mo fence="true" stretchy="false">)</mo>
            </mrow>
          </mrow>
        </mtd>
      </mtr>
      <mtr>
        <mtd>
          <mrow>
            <mtext>=</mtext>
            <msup>
              <mi>c</mi>
              <mi>d</mi>
            </msup>
            <mrow>
              <mo fence="true" stretchy="false">(</mo>
              <mrow>
                <mrow>
                  <mi>a</mi>
                  <mrow>
                    <mrow>
                      <munderover>
                        <mo stretchy="false">∑</mo>
                        <mrow>
                          <mi>i</mi>
                          <mo stretchy="false">=</mo>
                          <mi>l</mi>
                        </mrow>
                        <mi>r</mi>
                      </munderover>
                      <msup>
                        <mi>c</mi>
                        <mi mathvariant="italic">ib</mi>
                      </msup>
                    </mrow>
                    <mo stretchy="false">+</mo>
                    <mrow>
                      <munderover>
                        <mo stretchy="false">∑</mo>
                        <mrow>
                          <mi>i</mi>
                          <mo stretchy="false">=</mo>
                          <mi>l</mi>
                        </mrow>
                        <mi>r</mi>
                      </munderover>
                      <mi>c</mi>
                    </mrow>
                  </mrow>
                  <mrow>
                    <mo fence="true" stretchy="false">(</mo>
                    <mrow>
                      <msup>
                        <mi>c</mi>
                        <mi mathvariant="italic">ib</mi>
                      </msup>
                    </mrow>
                    <mo fence="true" stretchy="false">)</mo>
                  </mrow>
                  <mi>'</mi>
                </mrow>
              </mrow>
              <mo fence="true" stretchy="false">)</mo>
            </mrow>
          </mrow>
        </mtd>
      </mtr>
      <mtr>
        <mtd>
          <mrow>
            <mtext>=</mtext>
            <msup>
              <mi>c</mi>
              <mi>d</mi>
            </msup>
            <mrow>
              <mo fence="true" stretchy="false">(</mo>
              <mrow>
                <mrow>
                  <mi>a</mi>
                  <mrow>
                    <mrow>
                      <munderover>
                        <mo stretchy="false">∑</mo>
                        <mrow>
                          <mi>i</mi>
                          <mo stretchy="false">=</mo>
                          <mi>l</mi>
                        </mrow>
                        <mi>r</mi>
                      </munderover>
                      <msup>
                        <mi>c</mi>
                        <mi mathvariant="italic">ib</mi>
                      </msup>
                    </mrow>
                    <mo stretchy="false">+</mo>
                    <mi>c</mi>
                  </mrow>
                  <mrow>
                    <mo fence="true" stretchy="false">(</mo>
                    <mrow>
                      <mrow>
                        <munderover>
                          <mo stretchy="false">∑</mo>
                          <mrow>
                            <mi>i</mi>
                            <mo stretchy="false">=</mo>
                            <mi>l</mi>
                          </mrow>
                          <mi>r</mi>
                        </munderover>
                        <msup>
                          <mi>c</mi>
                          <mi mathvariant="italic">ib</mi>
                        </msup>
                      </mrow>
                    </mrow>
                    <mo fence="true" stretchy="false">)</mo>
                  </mrow>
                  <mi>'</mi>
                </mrow>
              </mrow>
              <mo fence="true" stretchy="false">)</mo>
            </mrow>
          </mrow>
        </mtd>
      </mtr>
      <mtr>
        <mtd>
          <mrow>
            <mtext/>
            <mi mathvariant="italic">代入等比数列求和公式</mi>
            <mi>，</mi>
            <mi mathvariant="italic">公比为</mi>
            <mtext/>
            <msup>
              <mi>c</mi>
              <mi>b</mi>
            </msup>
          </mrow>
        </mtd>
      </mtr>
      <mtr>
        <mtd>
          <mrow>
            <mtext>=</mtext>
            <msup>
              <mi>c</mi>
              <mi>d</mi>
            </msup>
            <mrow>
              <mo fence="true" stretchy="false">(</mo>
              <mrow>
                <mrow>
                  <mrow>
                    <mrow>
                      <mi>a</mi>
                      <mo stretchy="false">⋅</mo>
                      <mfrac>
                        <mrow>
                          <msup>
                            <mi>c</mi>
                            <mrow>
                              <mrow>
                                <mo fence="true" stretchy="false">(</mo>
                                <mrow>
                                  <mrow>
                                    <mi>r</mi>
                                    <mo stretchy="false">+</mo>
                                    <mn>1</mn>
                                  </mrow>
                                </mrow>
                                <mo fence="true" stretchy="false">)</mo>
                              </mrow>
                              <mi>b</mi>
                            </mrow>
                          </msup>
                          <mo stretchy="false">−</mo>
                          <msup>
                            <mi>c</mi>
                            <mi mathvariant="italic">lb</mi>
                          </msup>
                        </mrow>
                        <mrow>
                          <msup>
                            <mi>c</mi>
                            <mi>b</mi>
                          </msup>
                          <mo stretchy="false">−</mo>
                          <mn>1</mn>
                        </mrow>
                      </mfrac>
                    </mrow>
                    <mo stretchy="false">+</mo>
                    <mi>c</mi>
                  </mrow>
                  <mrow>
                    <mo fence="true" stretchy="false">(</mo>
                    <mrow>
                      <mfrac>
                        <mrow>
                          <msup>
                            <mi>c</mi>
                            <mrow>
                              <mrow>
                                <mo fence="true" stretchy="false">(</mo>
                                <mrow>
                                  <mrow>
                                    <mi>r</mi>
                                    <mo stretchy="false">+</mo>
                                    <mn>1</mn>
                                  </mrow>
                                </mrow>
                                <mo fence="true" stretchy="false">)</mo>
                              </mrow>
                              <mi>b</mi>
                            </mrow>
                          </msup>
                          <mo stretchy="false">−</mo>
                          <msup>
                            <mi>c</mi>
                            <mi mathvariant="italic">lb</mi>
                          </msup>
                        </mrow>
                        <mrow>
                          <msup>
                            <mi>c</mi>
                            <mi>b</mi>
                          </msup>
                          <mo stretchy="false">−</mo>
                          <mn>1</mn>
                        </mrow>
                      </mfrac>
                    </mrow>
                    <mo fence="true" stretchy="false">)</mo>
                  </mrow>
                  <mi>'</mi>
                </mrow>
              </mrow>
              <mo fence="true" stretchy="false">)</mo>
            </mrow>
          </mrow>
        </mtd>
      </mtr>
      <mtr>
        <mtd>
          <mrow>
            <mtext/>
            <mi mathvariant="italic">将c看做自变量求导</mi>
          </mrow>
        </mtd>
      </mtr>
      <mtr>
        <mtd>
          <mrow>
            <mtext>=</mtext>
            <msup>
              <mi>c</mi>
              <mi>d</mi>
            </msup>
            <mrow>
              <mo fence="true" stretchy="false">(</mo>
              <mrow>
                <mrow>
                  <mrow>
                    <mi>a</mi>
                    <mo stretchy="false">⋅</mo>
                    <mfrac>
                      <mrow>
                        <msup>
                          <mi>c</mi>
                          <mrow>
                            <mrow>
                              <mo fence="true" stretchy="false">(</mo>
                              <mrow>
                                <mrow>
                                  <mi>r</mi>
                                  <mo stretchy="false">+</mo>
                                  <mn>1</mn>
                                </mrow>
                              </mrow>
                              <mo fence="true" stretchy="false">)</mo>
                            </mrow>
                            <mi>b</mi>
                          </mrow>
                        </msup>
                        <mo stretchy="false">−</mo>
                        <msup>
                          <mi>c</mi>
                          <mi mathvariant="italic">lb</mi>
                        </msup>
                      </mrow>
                      <mrow>
                        <msup>
                          <mi>c</mi>
                          <mi>b</mi>
                        </msup>
                        <mo stretchy="false">−</mo>
                        <mn>1</mn>
                      </mrow>
                    </mfrac>
                  </mrow>
                  <mo stretchy="false">+</mo>
                  <mrow>
                    <mi>c</mi>
                    <mo stretchy="false">⋅</mo>
                    <mfrac>
                      <mrow>
                        <mrow>
                          <mo fence="true" stretchy="false">(</mo>
                          <mrow>
                            <mrow>
                              <mrow>
                                <mo fence="true" stretchy="false">(</mo>
                                <mrow>
                                  <mrow>
                                    <mi>r</mi>
                                    <mo stretchy="false">+</mo>
                                    <mn>1</mn>
                                  </mrow>
                                </mrow>
                                <mo fence="true" stretchy="false">)</mo>
                              </mrow>
                              <mrow>
                                <msup>
                                  <mi mathvariant="italic">bc</mi>
                                  <mrow>
                                    <mrow>
                                      <mo fence="true" stretchy="false">(</mo>
                                      <mrow>
                                        <mrow>
                                          <mi>r</mi>
                                          <mo stretchy="false">+</mo>
                                          <mn>1</mn>
                                        </mrow>
                                      </mrow>
                                      <mo fence="true" stretchy="false">)</mo>
                                    </mrow>
                                    <mrow>
                                      <mi>b</mi>
                                      <mo stretchy="false">−</mo>
                                      <mn>1</mn>
                                    </mrow>
                                  </mrow>
                                </msup>
                                <mo stretchy="false">−</mo>
                                <msup>
                                  <mi mathvariant="italic">lbc</mi>
                                  <mrow>
                                    <mi mathvariant="italic">lb</mi>
                                    <mo stretchy="false">−</mo>
                                    <mn>1</mn>
                                  </mrow>
                                </msup>
                              </mrow>
                            </mrow>
                          </mrow>
                          <mo fence="true" stretchy="false">)</mo>
                        </mrow>
                        <mrow>
                          <mrow>
                            <mo fence="true" stretchy="false">(</mo>
                            <mrow>
                              <mrow>
                                <msup>
                                  <mi>c</mi>
                                  <mi>b</mi>
                                </msup>
                                <mo stretchy="false">−</mo>
                                <mn>1</mn>
                              </mrow>
                            </mrow>
                            <mo fence="true" stretchy="false">)</mo>
                          </mrow>
                          <mo stretchy="false">−</mo>
                          <mrow>
                            <mo fence="true" stretchy="false">(</mo>
                            <mrow>
                              <mrow>
                                <msup>
                                  <mi>c</mi>
                                  <mrow>
                                    <mrow>
                                      <mo fence="true" stretchy="false">(</mo>
                                      <mrow>
                                        <mrow>
                                          <mi>r</mi>
                                          <mo stretchy="false">+</mo>
                                          <mn>1</mn>
                                        </mrow>
                                      </mrow>
                                      <mo fence="true" stretchy="false">)</mo>
                                    </mrow>
                                    <mi>b</mi>
                                  </mrow>
                                </msup>
                                <mo stretchy="false">−</mo>
                                <msup>
                                  <mi>c</mi>
                                  <mi mathvariant="italic">lb</mi>
                                </msup>
                              </mrow>
                            </mrow>
                            <mo fence="true" stretchy="false">)</mo>
                          </mrow>
                        </mrow>
                        <mrow>
                          <mo fence="true" stretchy="false">(</mo>
                          <mrow>
                            <msup>
                              <mi mathvariant="italic">bc</mi>
                              <mrow>
                                <mo fence="true" stretchy="false">(</mo>
                                <mrow>
                                  <mrow>
                                    <mi>b</mi>
                                    <mo stretchy="false">−</mo>
                                    <mn>1</mn>
                                  </mrow>
                                </mrow>
                                <mo fence="true" stretchy="false">)</mo>
                              </mrow>
                            </msup>
                          </mrow>
                          <mo fence="true" stretchy="false">)</mo>
                        </mrow>
                      </mrow>
                      <msup>
                        <mrow>
                          <mo fence="true" stretchy="false">(</mo>
                          <mrow>
                            <mrow>
                              <msup>
                                <mi>c</mi>
                                <mi>b</mi>
                              </msup>
                              <mo stretchy="false">−</mo>
                              <mn>1</mn>
                            </mrow>
                          </mrow>
                          <mo fence="true" stretchy="false">)</mo>
                        </mrow>
                        <mn>2</mn>
                      </msup>
                    </mfrac>
                  </mrow>
                </mrow>
              </mrow>
              <mo fence="true" stretchy="false">)</mo>
            </mrow>
          </mrow>
        </mtd>
      </mtr>
    </mtable>
    <annotation encoding="StarMath 5.0">" "sum from{i=l} to{r} (a+ib)c^{d+ib} newline
"="c^d sum from{ i = l } to {r} ( a + ib )c^ib newline
"="c^d (a sum from{i = l} to {r} c^ib + sum from{i = l} to {r} ibc^ib ) newline
"=" c^d (a sum from{i = l} to {r} c^ib + sum from{i = l} to {r} c(c^{ib})' ) newline
"=" c^d (a sum from{i = l} to {r} c^ib + c(sum from{i = l} to {r} c^{ib})' ) newline
""代入等比数列求和公式，公比为""c^b newline
	
"=" c^d( a cdot{ {c^{(r+1)b} - c^lb} over {c^b-1} }  + c ({{c^{(r+1)b} - c^lb} over {c^b-1}})' ) newline
""将c看做自变量求导
newline
"=" c^d( a cdot{ {c^{(r+1)b} - c^lb} over {c^b-1} }  + c cdot
	{{ ((r + 1)bc^{(r+1)b-1} - lbc^{lb-1})(c^b-1) - (c^{(r+1)b}-c^lb)(bc^(b-1))}
	over
	{ (c^b-1)^2 }}
 )</annotation>
  </semantics>
</math>
</file>

<file path=Object 2/content.xml><?xml version="1.0" encoding="utf-8"?>
<math xmlns="http://www.w3.org/1998/Math/MathML" display="block">
  <semantics>
    <mtable>
      <mtr>
        <mtd>
          <mrow>
            <mtext> </mtext>
            <mrow>
              <munderover>
                <mo stretchy="false">∑</mo>
                <mrow>
                  <mi>i</mi>
                  <mo stretchy="false">=</mo>
                  <mi>l</mi>
                </mrow>
                <mi>r</mi>
              </munderover>
              <mrow>
                <mo fence="true" stretchy="false">(</mo>
                <mrow>
                  <mrow>
                    <mi>a</mi>
                    <mo stretchy="false">+</mo>
                    <mi mathvariant="italic">ib</mi>
                  </mrow>
                </mrow>
                <mo fence="true" stretchy="false">)</mo>
              </mrow>
            </mrow>
            <msup>
              <mi>c</mi>
              <mrow>
                <mi>d</mi>
                <mo stretchy="false">+</mo>
                <mi mathvariant="italic">ib</mi>
              </mrow>
            </msup>
          </mrow>
        </mtd>
      </mtr>
      <mtr>
        <mtd>
          <mrow>
            <mtext>=</mtext>
            <mrow>
              <munderover>
                <mo stretchy="false">∑</mo>
                <mrow>
                  <mi>i</mi>
                  <mo stretchy="false">=</mo>
                  <mi>l</mi>
                </mrow>
                <mi>r</mi>
              </munderover>
              <mrow>
                <mo fence="true" stretchy="false">(</mo>
                <mrow>
                  <mrow>
                    <mi>a</mi>
                    <mo stretchy="false">+</mo>
                    <mi mathvariant="italic">ib</mi>
                  </mrow>
                </mrow>
                <mo fence="true" stretchy="false">)</mo>
              </mrow>
            </mrow>
          </mrow>
        </mtd>
      </mtr>
      <mtr>
        <mtd>
          <mrow>
            <mtext>=</mtext>
            <mrow>
              <mo fence="true" stretchy="false">(</mo>
              <mrow>
                <mrow>
                  <mi>r</mi>
                  <mo stretchy="false">−</mo>
                  <mi>l</mi>
                  <mo stretchy="false">+</mo>
                  <mn>1</mn>
                </mrow>
              </mrow>
              <mo fence="true" stretchy="false">)</mo>
            </mrow>
            <mrow>
              <mi>a</mi>
              <mo stretchy="false">+</mo>
              <mrow>
                <munderover>
                  <mo stretchy="false">∑</mo>
                  <mrow>
                    <mi>i</mi>
                    <mo stretchy="false">=</mo>
                    <mi>l</mi>
                  </mrow>
                  <mi>r</mi>
                </munderover>
                <mi mathvariant="italic">bi</mi>
              </mrow>
            </mrow>
          </mrow>
        </mtd>
      </mtr>
      <mtr>
        <mtd>
          <mrow>
            <mtext>=</mtext>
            <mrow>
              <mo fence="true" stretchy="false">(</mo>
              <mrow>
                <mrow>
                  <mi>r</mi>
                  <mo stretchy="false">−</mo>
                  <mi>l</mi>
                  <mo stretchy="false">+</mo>
                  <mn>1</mn>
                </mrow>
              </mrow>
              <mo fence="true" stretchy="false">)</mo>
            </mrow>
            <mrow>
              <mi>a</mi>
              <mo stretchy="false">+</mo>
              <mfrac>
                <mrow>
                  <mi>（</mi>
                  <mrow>
                    <mi mathvariant="italic">lb</mi>
                    <mo stretchy="false">+</mo>
                    <mi mathvariant="italic">rb</mi>
                  </mrow>
                  <mi>）</mi>
                  <mrow>
                    <mo fence="true" stretchy="false">(</mo>
                    <mrow>
                      <mrow>
                        <mi>r</mi>
                        <mo stretchy="false">−</mo>
                        <mi>l</mi>
                        <mo stretchy="false">+</mo>
                        <mn>1</mn>
                      </mrow>
                    </mrow>
                    <mo fence="true" stretchy="false">)</mo>
                  </mrow>
                </mrow>
                <mn>2</mn>
              </mfrac>
            </mrow>
          </mrow>
        </mtd>
      </mtr>
    </mtable>
    <annotation encoding="StarMath 5.0">" "sum from{i=l} to{r} (a+ib)c^{d+ib} newline
"="sum from{i=l} to{r} (a+ib) newline
"="( r-l +1 )a + sum from{ i=l} to {r}bi newline
"="( r-l +1 )a + { {（lb + rb）(r-l+1)}over{2} }</annotation>
  </semantics>
</math>
</file>